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m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font-weight="bold" style:font-weight-asian="bold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7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 fo:language="en" fo:country="US"/>
    </style:style>
    <style:style style:name="T8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9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 fo:language="en" fo:country="US"/>
    </style:style>
    <style:style style:name="T10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3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4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15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16" style:parent-style-name="Основнойшрифтабзаца" style:family="text">
      <style:text-properties fo:language="en" fo:country="US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Основнойшрифтабзаца" style:family="text">
      <style:text-properties fo:language="en" fo:country="US"/>
    </style:style>
    <style:style style:name="TableColumn20" style:family="table-column">
      <style:table-column-properties style:column-width="2.2152in" style:use-optimal-column-width="false"/>
    </style:style>
    <style:style style:name="TableColumn21" style:family="table-column">
      <style:table-column-properties style:column-width="2.2138in" style:use-optimal-column-width="false"/>
    </style:style>
    <style:style style:name="TableColumn22" style:family="table-column">
      <style:table-column-properties style:column-width="2.2173in" style:use-optimal-column-width="false"/>
    </style:style>
    <style:style style:name="Table19" style:family="table">
      <style:table-properties style:width="6.6465in" fo:margin-left="-0.075in" table:align="left"/>
    </style:style>
    <style:style style:name="TableRow23" style:family="table-row">
      <style:table-row-properties style:min-row-height="0.3409in" style:use-optimal-row-height="false"/>
    </style:style>
    <style:style style:name="TableCell24" style:family="table-cell">
      <style:table-cell-properties fo:border-top="0.0625in double #00000A" style:border-line-width-top="0.0208in 0.0208in 0.0208in" fo:border-left="0.0625in double #00000A" style:border-line-width-left="0.0208in 0.0208in 0.0208in" fo:border-bottom="0.0069in solid #00000A" fo:border-right="0.0069in solid #00000A" style:writing-mode="lr-tb" style:vertical-align="middle" fo:padding-top="0in" fo:padding-left="0.075in" fo:padding-bottom="0in" fo:padding-right="0.075in"/>
    </style:style>
    <style:style style:name="P25" style:parent-style-name="Standard" style:family="paragraph">
      <style:paragraph-properties fo:text-align="center" fo:margin-bottom="0in" fo:line-height="100%"/>
    </style:style>
    <style:style style:name="TableCell26" style:family="table-cell">
      <style:table-cell-properties fo:border-top="0.0625in double #00000A" style:border-line-width-top="0.0208in 0.0208in 0.0208in" fo:border-left="0.0069in solid #00000A" fo:border-bottom="0.0069in solid #00000A" fo:border-right="0.0069in solid #00000A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paragraph-properties fo:text-align="center" fo:margin-bottom="0in" fo:line-height="100%"/>
    </style:style>
    <style:style style:name="TableCell28" style:family="table-cell">
      <style:table-cell-properties fo:border-top="0.0625in double #00000A" style:border-line-width-top="0.0208in 0.0208in 0.0208in" fo:border-left="0.0069in solid #00000A" fo:border-bottom="0.0069in solid #00000A" fo:border-right="0.0625in double #00000A" style:border-line-width-right="0.0208in 0.0208in 0.0208in" style:writing-mode="lr-tb" style:vertical-align="middle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 fo:line-height="100%"/>
    </style:style>
    <style:style style:name="TableRow30" style:family="table-row">
      <style:table-row-properties style:min-row-height="1.0826in" style:use-optimal-row-height="false"/>
    </style:style>
    <style:style style:name="TableCell31" style:family="table-cell">
      <style:table-cell-properties fo:border-top="0.0069in solid #00000A" fo:border-left="0.0625in double #00000A" style:border-line-width-left="0.0208in 0.0208in 0.0208in" fo:border-bottom="0.0625in double #00000A" style:border-line-width-bottom="0.0208in 0.0208in 0.0208in" fo:border-right="0.0069in solid #00000A" style:writing-mode="lr-tb" style:vertical-align="middle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bottom="0in" fo:line-height="100%"/>
    </style:style>
    <style:style style:name="T33" style:parent-style-name="Основнойшрифтабзаца" style:family="text">
      <style:text-properties fo:language="en" fo:country="US"/>
    </style:style>
    <style:style style:name="T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37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 fo:language="en" fo:country="US"/>
    </style:style>
    <style:style style:name="T38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39" style:parent-style-name="Основнойшрифтабзаца" style:family="text">
      <style:text-properties style:font-name="Consolas" style:font-name-asian="Consolas" style:font-name-complex="Consolas" fo:color="#0000FF" fo:font-size="9.5pt" style:font-size-asian="9.5pt" style:font-size-complex="9.5pt" fo:language="en" fo:country="US"/>
    </style:style>
    <style:style style:name="T40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41" style:parent-style-name="Основнойшрифтабзаца" style:family="text">
      <style:text-properties fo:language="en" fo:country="US"/>
    </style:style>
    <style:style style:name="P42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43" style:family="table-cell">
      <style:table-cell-properties fo:border-top="0.0069in solid #00000A" fo:border-left="0.0069in solid #00000A" fo:border-bottom="0.0625in double #00000A" style:border-line-width-bottom="0.0208in 0.0208in 0.0208in" fo:border-right="0.0069in solid #00000A" style:writing-mode="lr-tb" style:vertical-align="middle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 fo:line-height="100%"/>
    </style:style>
    <style:style style:name="P45" style:parent-style-name="Standard" style:family="paragraph">
      <style:paragraph-properties fo:text-align="center" fo:margin-bottom="0in" fo:line-height="100%"/>
    </style:style>
    <style:style style:name="TableCell46" style:family="table-cell">
      <style:table-cell-properties fo:border-top="0.0069in solid #00000A" fo:border-left="0.0069in solid #00000A" fo:border-bottom="0.0625in double #00000A" style:border-line-width-bottom="0.0208in 0.0208in 0.0208in" fo:border-right="0.0625in double #00000A" style:border-line-width-right="0.0208in 0.0208in 0.0208in" style:writing-mode="lr-tb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text-align="center" fo:margin-bottom="0in" fo:line-height="100%"/>
    </style:style>
    <style:style style:name="P48" style:parent-style-name="Standard" style:family="paragraph">
      <style:paragraph-properties fo:text-align="center" fo:margin-bottom="0in" fo:line-height="100%"/>
    </style:style>
    <style:style style:name="T49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T50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1" style:parent-style-name="Основнойшрифтабзаца" style:family="text">
      <style:text-properties style:font-name="Consolas" style:font-name-asian="Consolas" style:font-name-complex="Consolas" fo:color="#000000" fo:font-size="9.5pt" style:font-size-asian="9.5pt" style:font-size-complex="9.5pt" fo:language="en" fo:country="US"/>
    </style:style>
    <style:style style:name="P52" style:parent-style-name="Standard" style:family="paragraph">
      <style:paragraph-properties fo:text-align="center" fo:margin-bottom="0in" fo:line-height="100%"/>
    </style:style>
    <style:style style:name="P53" style:parent-style-name="Standard" style:family="paragraph">
      <style:paragraph-properties fo:text-align="center" fo:margin-bottom="0in" fo:line-height="100%"/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P57" style:parent-style-name="Standard" style:family="paragraph">
      <style:paragraph-properties fo:text-align="center" fo:margin-bottom="0in" fo:line-height="100%"/>
    </style:style>
    <style:style style:name="P58" style:parent-style-name="Standard" style:family="paragraph">
      <style:paragraph-properties fo:text-align="center" fo:margin-bottom="0in" fo:line-height="100%"/>
    </style:style>
    <style:style style:name="P59" style:parent-style-name="Standard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Разработчик студент группы ИСП-31<text:s/>Князев Максим<text:s/>Алексеевич</text:p>
      <text:p text:style-name="Standard">Практическая работа №2, вариант №2</text:p>
      <text:p text:style-name="Standard"><text:span text:style-name="T2">Cпецификации модуля:</text:span></text:p>
      <text:p text:style-name="Standard">Ввести n целых чисел(&gt;0 или &lt;0). Найти произведение чисел. Результат вывести на экран.</text:p>
      <text:p text:style-name="Standard"><text:span text:style-name="T3">int<text:s/></text:span><text:span text:style-name="T4">Composition</text:span><text:span text:style-name="T5">(</text:span><text:span text:style-name="T6">DataGridView array,</text:span><text:span text:style-name="T7">out</text:span><text:span text:style-name="T8"><text:s/></text:span><text:span text:style-name="T9">int</text:span><text:span text:style-name="T10"><text:s/>proizv</text:span><text:span text:style-name="T11">).</text:span></text:p>
      <text:p text:style-name="Standard">Параметры</text:p>
      <text:p text:style-name="Standard"><text:span text:style-name="T12">DataGridView</text:span><text:span text:style-name="T13"><text:s/></text:span><text:span text:style-name="T14">array</text:span><text:span text:style-name="T15"><text:s/></text:span><text:s/>– <text:s/>массив с числами</text:p>
      <text:p text:style-name="Standard"><text:span text:style-name="T16">out</text:span><text:s/><text:span text:style-name="T17">int</text:span><text:s/>razn – выходное число</text:p>
      <text:p text:style-name="Standard">Возвращаемое значение:</text:p>
      <text:p text:style-name="Standard"><text:span text:style-name="T18">proizv</text:span><text:s/>—<text:s/>произведение<text:s/>входных чисел.</text:p>
      <text:p text:style-name="Standard">Таблица спецификации модуля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Имя</text:p>
          </table:table-cell>
          <table:table-cell table:style-name="TableCell26">
            <text:p text:style-name="P27">Реализуемая функция</text:p>
          </table:table-cell>
          <table:table-cell table:style-name="TableCell28">
            <text:p text:style-name="P29">Параметры</text:p>
          </table:table-cell>
        </table:table-row>
        <table:table-row table:style-name="TableRow30">
          <table:table-cell table:style-name="TableCell31">
            <text:p text:style-name="P32"><text:span text:style-name="T33">int<text:s/></text:span><text:span text:style-name="T34">Composition</text:span><text:span text:style-name="T35">(</text:span><text:span text:style-name="T36">DataGridView array,</text:span><text:span text:style-name="T37">out</text:span><text:span text:style-name="T38"><text:s/></text:span><text:span text:style-name="T39">int</text:span><text:span text:style-name="T40"><text:s/>proizv</text:span><text:span text:style-name="T41">)</text:span></text:p>
            <text:p text:style-name="P42"/>
          </table:table-cell>
          <table:table-cell table:style-name="TableCell43">
            <text:p text:style-name="P44">Выводит произведение целых случайных чисел, если разность больше некоторого числа</text:p>
            <text:p text:style-name="P45"/>
          </table:table-cell>
          <table:table-cell table:style-name="TableCell46">
            <text:p text:style-name="P47">Входные данные:</text:p>
            <text:p text:style-name="P48"><text:span text:style-name="T49">DataGridView</text:span><text:span text:style-name="T50"><text:s/></text:span><text:span text:style-name="T51">array</text:span><text:s/>– массив с числами</text:p>
            <text:p text:style-name="P52">Выходные данные:</text:p>
            <text:p text:style-name="P53"><text:span text:style-name="T54">out</text:span><text:s/><text:span text:style-name="T55">int</text:span><text:s/><text:span text:style-name="T56">proizv</text:span></text:p>
            <text:p text:style-name="P57">Результат функции:</text:p>
            <text:p text:style-name="P58">произведение<text:s/>входных чисел</text:p>
          </table:table-cell>
        </table:table-row>
      </table:table>
      <text:p text:style-name="Standard"/>
      <text:soft-page-break/>
      <text:p text:style-name="P59"><draw:frame draw:z-index="251658240" draw:style-name="a0" draw:name="Графический объект1" text:anchor-type="paragraph" svg:x="0in" svg:y="0in" svg:width="2.11338in" svg:height="6.63386in" style:rel-width="scale" style:rel-height="scale"><draw:image xlink:href="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Arial Unicode M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 Unicode M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Монахов</meta:initial-creator>
    <dc:creator>Максим Князев</dc:creator>
    <meta:creation-date>2020-10-01T06:43:00Z</meta:creation-date>
    <dc:date>2021-02-18T06:20:00Z</dc:date>
    <meta:template xlink:href="Normal" xlink:type="simple"/>
    <meta:editing-cycles>5</meta:editing-cycles>
    <meta:editing-duration>PT12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108" meta:character-count="727" meta:row-count="5" meta:non-whitespace-character-count="620"/>
  </office:meta>
</office:document-meta>
</file>